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1.333cm" style:rel-column-width="43690*"/>
    </style:style>
    <style:style style:name="Tableau1.B"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page"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5cm" style:rel-column-width="32768*"/>
    </style:style>
    <style:style style:name="Tableau4.B" style:family="table-column">
      <style:table-column-properties style:column-width="8.5cm" style:rel-column-width="32767*"/>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none" fo:border-right="0.05pt solid #000000" fo:border-top="none" fo:border-bottom="0.05pt solid #000000"/>
    </style:style>
    <style:style style:name="Tableau4.A1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203365" officeooo:paragraph-rsid="0024006f"/>
    </style:style>
    <style:style style:name="P3" style:family="paragraph" style:parent-style-name="Text_20_body">
      <style:text-properties officeooo:paragraph-rsid="002433f1"/>
    </style:style>
    <style:style style:name="P4" style:family="paragraph" style:parent-style-name="Text_20_body">
      <style:paragraph-properties fo:text-align="center" style:justify-single-word="false"/>
      <style:text-properties fo:font-weight="bold" officeooo:paragraph-rsid="0024006f" style:font-weight-asian="bold" style:font-weight-complex="bold"/>
    </style:style>
    <style:style style:name="P5" style:family="paragraph" style:parent-style-name="Text_20_body">
      <style:text-properties officeooo:rsid="001e5af7" officeooo:paragraph-rsid="001e5af7"/>
    </style:style>
    <style:style style:name="P6" style:family="paragraph" style:parent-style-name="Text_20_body">
      <style:paragraph-properties fo:text-align="justify" style:justify-single-word="false"/>
      <style:text-properties officeooo:rsid="002ee6ae" officeooo:paragraph-rsid="002ee6ae"/>
    </style:style>
    <style:style style:name="P7" style:family="paragraph" style:parent-style-name="Text_20_body">
      <style:paragraph-properties fo:text-align="justify" style:justify-single-word="false"/>
      <style:text-properties officeooo:rsid="00369805" officeooo:paragraph-rsid="00369805"/>
    </style:style>
    <style:style style:name="P8" style:family="paragraph" style:parent-style-name="Text_20_body">
      <style:paragraph-properties fo:text-align="justify" style:justify-single-word="false"/>
      <style:text-properties officeooo:rsid="0037f8da" officeooo:paragraph-rsid="0037f8da"/>
    </style:style>
    <style:style style:name="P9" style:family="paragraph" style:parent-style-name="Text_20_body">
      <style:text-properties officeooo:rsid="00410939" officeooo:paragraph-rsid="00410939"/>
    </style:style>
    <style:style style:name="P10" style:family="paragraph" style:parent-style-name="Table_20_Contents">
      <style:paragraph-properties fo:text-align="center" style:justify-single-word="false"/>
      <style:text-properties officeooo:rsid="001f2f9c" officeooo:paragraph-rsid="001f2f9c"/>
    </style:style>
    <style:style style:name="P11" style:family="paragraph" style:parent-style-name="Table_20_Contents">
      <style:paragraph-properties fo:text-align="center" style:justify-single-word="false"/>
      <style:text-properties officeooo:rsid="001f2f9c" officeooo:paragraph-rsid="00259bbf"/>
    </style:style>
    <style:style style:name="P12" style:family="paragraph" style:parent-style-name="Table_20_Contents">
      <style:paragraph-properties fo:text-align="center" style:justify-single-word="false"/>
      <style:text-properties fo:font-weight="bold" officeooo:rsid="001f2f9c" officeooo:paragraph-rsid="001f2f9c" style:font-weight-asian="bold" style:font-weight-complex="bold"/>
    </style:style>
    <style:style style:name="P13" style:family="paragraph" style:parent-style-name="Table_20_Contents">
      <style:paragraph-properties fo:text-align="center" style:justify-single-word="false"/>
      <style:text-properties fo:font-weight="bold" officeooo:rsid="004ad608" officeooo:paragraph-rsid="004ad608" style:font-weight-asian="bold" style:font-weight-complex="bold"/>
    </style:style>
    <style:style style:name="P14" style:family="paragraph" style:parent-style-name="Table_20_Contents">
      <style:paragraph-properties fo:text-align="center" style:justify-single-word="false"/>
      <style:text-properties fo:font-weight="bold" officeooo:rsid="004c1ab5" officeooo:paragraph-rsid="004c1ab5" style:font-weight-asian="bold" style:font-weight-complex="bold"/>
    </style:style>
    <style:style style:name="P15" style:family="paragraph" style:parent-style-name="Table_20_Contents">
      <loext:graphic-properties draw:fill="solid" draw:fill-color="#21409a" draw:opacity="100%"/>
      <style:paragraph-properties fo:background-color="#21409a"/>
    </style:style>
    <style:style style:name="P16" style:family="paragraph" style:parent-style-name="Table_20_Contents">
      <style:paragraph-properties fo:text-align="center" style:justify-single-word="false"/>
      <style:text-properties officeooo:rsid="00259bbf" officeooo:paragraph-rsid="00259bbf"/>
    </style:style>
    <style:style style:name="P17" style:family="paragraph" style:parent-style-name="Table_20_Contents">
      <style:paragraph-properties fo:text-align="center" style:justify-single-word="false"/>
      <style:text-properties style:font-name="Liberation Sans" fo:font-size="12pt" fo:font-weight="bold" officeooo:rsid="002982ac" officeooo:paragraph-rsid="002982ac" style:font-name-asian="Noto Sans CJK SC" style:font-size-asian="12pt" style:font-weight-asian="bold" style:font-name-complex="Lohit Devanagari" style:font-size-complex="12pt" style:font-weight-complex="bold"/>
    </style:style>
    <style:style style:name="P18" style:family="paragraph" style:parent-style-name="Table_20_Contents">
      <style:paragraph-properties fo:text-align="center" style:justify-single-word="false"/>
      <style:text-properties style:font-name="Liberation Sans" fo:font-size="12pt" officeooo:rsid="002982ac" officeooo:paragraph-rsid="002982ac" style:font-name-asian="Noto Sans CJK SC" style:font-size-asian="12pt" style:font-name-complex="Lohit Devanagari" style:font-size-complex="12pt"/>
    </style:style>
    <style:style style:name="P19" style:family="paragraph" style:parent-style-name="Table_20_Contents">
      <style:paragraph-properties fo:text-align="center" style:justify-single-word="false"/>
      <style:text-properties style:font-name="Liberation Sans" fo:font-size="12pt" style:font-name-asian="Noto Sans CJK SC" style:font-size-asian="12pt" style:font-name-complex="Lohit Devanagari" style:font-size-complex="12pt"/>
    </style:style>
    <style:style style:name="P20" style:family="paragraph" style:parent-style-name="Table_20_Contents">
      <style:paragraph-properties fo:text-align="center" style:justify-single-word="false"/>
      <style:text-properties style:font-name="Liberation Sans" fo:font-size="12pt" officeooo:paragraph-rsid="002982ac" style:font-name-asian="Noto Sans CJK SC" style:font-size-asian="12pt" style:font-name-complex="Lohit Devanagari" style:font-size-complex="12pt"/>
    </style:style>
    <style:style style:name="P21" style:family="paragraph" style:parent-style-name="Table_20_Contents">
      <style:paragraph-properties fo:text-align="justify" style:justify-single-word="false"/>
      <style:text-properties officeooo:rsid="00330b05" officeooo:paragraph-rsid="00330b05"/>
    </style:style>
    <style:style style:name="P22" style:family="paragraph" style:parent-style-name="Table_20_Contents">
      <style:paragraph-properties fo:text-align="justify" style:justify-single-word="false"/>
      <style:text-properties officeooo:rsid="00339db4" officeooo:paragraph-rsid="00339db4"/>
    </style:style>
    <style:style style:name="P23" style:family="paragraph" style:parent-style-name="Table_20_Contents">
      <style:paragraph-properties fo:text-align="justify" style:justify-single-word="false"/>
      <style:text-properties officeooo:rsid="00339db4" officeooo:paragraph-rsid="00350cfd"/>
    </style:style>
    <style:style style:name="P24" style:family="paragraph" style:parent-style-name="Table_20_Contents">
      <style:paragraph-properties fo:text-align="justify" style:justify-single-word="false"/>
      <style:text-properties officeooo:rsid="00350cfd" officeooo:paragraph-rsid="00350cfd"/>
    </style:style>
    <style:style style:name="P25" style:family="paragraph" style:parent-style-name="Table_20_Contents">
      <style:paragraph-properties fo:text-align="center" style:justify-single-word="false"/>
    </style:style>
    <style:style style:name="P26" style:family="paragraph" style:parent-style-name="Table_20_Contents">
      <style:text-properties officeooo:rsid="004ad608" officeooo:paragraph-rsid="004ad608"/>
    </style:style>
    <style:style style:name="P27" style:family="paragraph" style:parent-style-name="Table_20_Contents">
      <style:text-properties officeooo:rsid="004d8b74" officeooo:paragraph-rsid="004d8b74"/>
    </style:style>
    <style:style style:name="P28" style:family="paragraph" style:parent-style-name="Table_20_Contents">
      <style:paragraph-properties fo:text-align="center" style:justify-single-word="false"/>
      <style:text-properties officeooo:rsid="004d8b74" officeooo:paragraph-rsid="004d8b74"/>
    </style:style>
    <style:style style:name="P29" style:family="paragraph" style:parent-style-name="Table_20_Contents">
      <style:text-properties officeooo:rsid="004dd942" officeooo:paragraph-rsid="004dd942"/>
    </style:style>
    <style:style style:name="P30" style:family="paragraph" style:parent-style-name="Text_20_body">
      <style:paragraph-properties fo:break-before="page"/>
      <style:text-properties officeooo:rsid="001e5af7" officeooo:paragraph-rsid="001e5af7"/>
    </style:style>
    <style:style style:name="P31" style:family="paragraph" style:parent-style-name="Title">
      <style:text-properties officeooo:rsid="001e5af7" officeooo:paragraph-rsid="001e5af7"/>
    </style:style>
    <style:style style:name="P32" style:family="paragraph" style:parent-style-name="Title">
      <style:text-properties officeooo:rsid="0028ed4c" officeooo:paragraph-rsid="0028ed4c"/>
    </style:style>
    <style:style style:name="P33" style:family="paragraph" style:parent-style-name="Subtitle">
      <style:text-properties style:text-underline-style="solid" style:text-underline-width="auto" style:text-underline-color="font-color" officeooo:rsid="0028ed4c" officeooo:paragraph-rsid="0028ed4c"/>
    </style:style>
    <style:style style:name="P34" style:family="paragraph" style:parent-style-name="Text_20_body">
      <style:text-properties fo:font-style="normal" officeooo:rsid="004264c2" officeooo:paragraph-rsid="004264c2" style:font-style-asian="normal" style:font-style-complex="normal"/>
    </style:style>
    <style:style style:name="P35" style:family="paragraph" style:parent-style-name="Text_20_body">
      <style:text-properties fo:font-style="normal" officeooo:rsid="00463462" officeooo:paragraph-rsid="00444175" style:font-style-asian="normal" style:font-style-complex="normal"/>
    </style:style>
    <style:style style:name="P36" style:family="paragraph" style:parent-style-name="Text_20_body">
      <style:paragraph-properties fo:text-align="justify" style:justify-single-word="false"/>
      <style:text-properties fo:font-style="normal" officeooo:rsid="0026c2a0" officeooo:paragraph-rsid="0026c2a0" style:font-style-asian="normal" style:font-style-complex="normal"/>
    </style:style>
    <style:style style:name="P37" style:family="paragraph" style:parent-style-name="Text_20_body">
      <style:paragraph-properties fo:text-align="justify" style:justify-single-word="false"/>
      <style:text-properties officeooo:rsid="004f55b3" officeooo:paragraph-rsid="004f55b3"/>
    </style:style>
    <style:style style:name="P38" style:family="paragraph" style:parent-style-name="Text_20_body">
      <style:paragraph-properties fo:text-align="justify" style:justify-single-word="false"/>
      <style:text-properties officeooo:rsid="0026c2a0" officeooo:paragraph-rsid="0026c2a0"/>
    </style:style>
    <style:style style:name="P39" style:family="paragraph" style:parent-style-name="Text_20_body">
      <style:paragraph-properties fo:text-align="justify" style:justify-single-word="false"/>
      <style:text-properties officeooo:rsid="0026dd15" officeooo:paragraph-rsid="0026dd15"/>
    </style:style>
    <style:style style:name="P40" style:family="paragraph" style:parent-style-name="Text_20_body">
      <style:paragraph-properties fo:text-align="justify" style:justify-single-word="false"/>
      <style:text-properties officeooo:rsid="0023b141" officeooo:paragraph-rsid="0023b141"/>
    </style:style>
    <style:style style:name="P41" style:family="paragraph" style:parent-style-name="Text_20_body">
      <style:paragraph-properties fo:text-align="justify" style:justify-single-word="false"/>
      <style:text-properties officeooo:paragraph-rsid="00220d75"/>
    </style:style>
    <style:style style:name="P42" style:family="paragraph" style:parent-style-name="Text_20_body">
      <style:paragraph-properties fo:text-align="center" style:justify-single-word="false"/>
      <style:text-properties officeooo:paragraph-rsid="00220d75"/>
    </style:style>
    <style:style style:name="P43" style:family="paragraph" style:parent-style-name="Text_20_body">
      <style:paragraph-properties fo:text-align="justify" style:justify-single-word="false"/>
      <style:text-properties officeooo:rsid="002982ac" officeooo:paragraph-rsid="002982ac"/>
    </style:style>
    <style:style style:name="P44" style:family="paragraph" style:parent-style-name="Text_20_body">
      <style:paragraph-properties fo:text-align="justify" style:justify-single-word="false"/>
      <style:text-properties officeooo:rsid="002b0446" officeooo:paragraph-rsid="002b0446"/>
    </style:style>
    <style:style style:name="P45" style:family="paragraph" style:parent-style-name="Text_20_body">
      <style:paragraph-properties fo:text-align="justify" style:justify-single-word="false"/>
      <style:text-properties officeooo:rsid="002c6fc0" officeooo:paragraph-rsid="002c6fc0"/>
    </style:style>
    <style:style style:name="P46" style:family="paragraph" style:parent-style-name="Text_20_body">
      <style:paragraph-properties fo:text-align="justify" style:justify-single-word="false"/>
      <style:text-properties officeooo:rsid="004264c2" officeooo:paragraph-rsid="004264c2"/>
    </style:style>
    <style:style style:name="P47" style:family="paragraph" style:parent-style-name="Text_20_body">
      <style:paragraph-properties fo:text-align="justify" style:justify-single-word="false"/>
      <style:text-properties officeooo:rsid="00444175" officeooo:paragraph-rsid="00444175"/>
    </style:style>
    <style:style style:name="P48" style:family="paragraph" style:parent-style-name="Heading_20_1">
      <style:text-properties officeooo:rsid="00220d75" officeooo:paragraph-rsid="00220d75"/>
    </style:style>
    <style:style style:name="P49" style:family="paragraph" style:parent-style-name="Heading_20_1">
      <style:text-properties officeooo:rsid="002433f1" officeooo:paragraph-rsid="002433f1"/>
    </style:style>
    <style:style style:name="P50" style:family="paragraph" style:parent-style-name="Heading_20_1">
      <style:text-properties officeooo:rsid="0026c2a0" officeooo:paragraph-rsid="0026c2a0"/>
    </style:style>
    <style:style style:name="P51" style:family="paragraph" style:parent-style-name="Heading_20_1">
      <style:text-properties officeooo:rsid="00259bbf" officeooo:paragraph-rsid="00259bbf"/>
    </style:style>
    <style:style style:name="P52" style:family="paragraph" style:parent-style-name="Heading_20_1">
      <style:text-properties officeooo:rsid="002c6fc0" officeooo:paragraph-rsid="002c6fc0"/>
    </style:style>
    <style:style style:name="P53" style:family="paragraph" style:parent-style-name="Heading_20_1">
      <style:paragraph-properties fo:text-align="justify" style:justify-single-word="false"/>
      <style:text-properties officeooo:rsid="002c6fc0" officeooo:paragraph-rsid="00369805"/>
    </style:style>
    <style:style style:name="P54" style:family="paragraph" style:parent-style-name="Heading_20_1">
      <style:text-properties officeooo:rsid="003fe651" officeooo:paragraph-rsid="003fe651"/>
    </style:style>
    <style:style style:name="P55" style:family="paragraph" style:parent-style-name="Heading_20_1">
      <style:text-properties officeooo:rsid="00426492" officeooo:paragraph-rsid="00426492"/>
    </style:style>
    <style:style style:name="P56" style:family="paragraph" style:parent-style-name="Heading_20_1">
      <style:text-properties officeooo:rsid="00444175" officeooo:paragraph-rsid="00444175"/>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317e58" style:font-style-asian="italic" style:font-style-complex="italic"/>
    </style:style>
    <style:style style:name="T3" style:family="text">
      <style:text-properties fo:font-style="italic" officeooo:rsid="0031d8f6" style:font-style-asian="italic" style:font-style-complex="italic"/>
    </style:style>
    <style:style style:name="T4" style:family="text">
      <style:text-properties fo:font-style="italic" officeooo:rsid="0037f8da" style:font-style-asian="italic" style:font-style-complex="italic"/>
    </style:style>
    <style:style style:name="T5" style:family="text">
      <style:text-properties fo:font-style="italic" officeooo:rsid="003ab2f5" style:font-style-asian="italic" style:font-style-complex="italic"/>
    </style:style>
    <style:style style:name="T6" style:family="text">
      <style:text-properties fo:font-style="italic" officeooo:rsid="0038bbb5"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2779fc" style:font-style-asian="normal" style:font-style-complex="normal"/>
    </style:style>
    <style:style style:name="T9" style:family="text">
      <style:text-properties fo:font-style="normal" officeooo:rsid="0031d8f6" style:font-style-asian="normal" style:font-style-complex="normal"/>
    </style:style>
    <style:style style:name="T10" style:family="text">
      <style:text-properties fo:font-style="normal" officeooo:rsid="00330b05" style:font-style-asian="normal" style:font-style-complex="normal"/>
    </style:style>
    <style:style style:name="T11" style:family="text">
      <style:text-properties fo:font-style="normal" officeooo:rsid="00369805" style:font-style-asian="normal" style:font-style-complex="normal"/>
    </style:style>
    <style:style style:name="T12" style:family="text">
      <style:text-properties fo:font-style="normal" officeooo:rsid="0037f8da" style:font-style-asian="normal" style:font-style-complex="normal"/>
    </style:style>
    <style:style style:name="T13" style:family="text">
      <style:text-properties fo:font-style="normal" officeooo:rsid="0038bbb5" style:font-style-asian="normal" style:font-style-complex="normal"/>
    </style:style>
    <style:style style:name="T14" style:family="text">
      <style:text-properties fo:font-style="normal" officeooo:rsid="003ab2f5" style:font-style-asian="normal" style:font-style-complex="normal"/>
    </style:style>
    <style:style style:name="T15" style:family="text">
      <style:text-properties fo:font-style="normal" officeooo:rsid="003af362" style:font-style-asian="normal" style:font-style-complex="normal"/>
    </style:style>
    <style:style style:name="T16" style:family="text">
      <style:text-properties fo:font-style="normal" officeooo:rsid="00463462" style:font-style-asian="normal" style:font-style-complex="normal"/>
    </style:style>
    <style:style style:name="T17" style:family="text">
      <style:text-properties fo:font-style="normal" officeooo:rsid="005061d2" style:font-style-asian="normal" style:font-style-complex="normal"/>
    </style:style>
    <style:style style:name="T18" style:family="text">
      <style:text-properties fo:font-style="normal" officeooo:rsid="0050649b" style:font-style-asian="normal" style:font-style-complex="normal"/>
    </style:style>
    <style:style style:name="T19" style:family="text">
      <style:text-properties officeooo:rsid="0023b141"/>
    </style:style>
    <style:style style:name="T20" style:family="text">
      <style:text-properties fo:font-weight="bold" officeooo:rsid="0024006f" style:font-weight-asian="bold" style:font-weight-complex="bold"/>
    </style:style>
    <style:style style:name="T21" style:family="text">
      <style:text-properties officeooo:rsid="0028ed4c"/>
    </style:style>
    <style:style style:name="T22" style:family="text">
      <style:text-properties officeooo:rsid="00317e58"/>
    </style:style>
    <style:style style:name="T23" style:family="text">
      <style:text-properties officeooo:rsid="00339db4"/>
    </style:style>
    <style:style style:name="T24" style:family="text">
      <style:text-properties officeooo:rsid="0047a615"/>
    </style:style>
    <style:style style:name="T25" style:family="text">
      <style:text-properties officeooo:rsid="00499af3"/>
    </style:style>
    <style:style style:name="T26" style:family="text">
      <style:text-properties officeooo:rsid="004ad608"/>
    </style:style>
    <style:style style:name="T27" style:family="text">
      <style:text-properties officeooo:rsid="004e69e4"/>
    </style:style>
    <style:style style:name="T28" style:family="text">
      <style:text-properties officeooo:rsid="005061d2"/>
    </style:style>
    <style:style style:name="T29" style:family="text">
      <style:text-properties officeooo:rsid="0050649b"/>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Polytech Paris Sud</text:p>
      <text:p text:style-name="P32">Compilation</text:p>
      <text:p text:style-name="P31">Rapport <text:span text:style-name="T21">du projet</text:span></text:p>
      <text:p text:style-name="P5"/>
      <text:p text:style-name="P33">GROUPE : WARREN WEBER, VENDE REMI</text:p>
      <text:p text:style-name="P5"/>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7"><text:a xlink:type="simple" xlink:href="#__RefHeading___Toc346_3078967526" text:style-name="Index_20_Link" text:visited-style-name="Index_20_Link">I – Fonctionnement de notre compilateur<text:tab/>2</text:a></text:p>
          <text:p text:style-name="P57"><text:a xlink:type="simple" xlink:href="#__RefHeading___Toc348_3078967526" text:style-name="Index_20_Link" text:visited-style-name="Index_20_Link">II - Organisation du compilateur<text:tab/>2</text:a></text:p>
          <text:p text:style-name="P57"><text:a xlink:type="simple" xlink:href="#__RefHeading___Toc350_3078967526" text:style-name="Index_20_Link" text:visited-style-name="Index_20_Link">III – Liste des fonctionnalités du compilateur<text:tab/>2</text:a></text:p>
          <text:p text:style-name="P57"><text:a xlink:type="simple" xlink:href="#__RefHeading___Toc352_3078967526" text:style-name="Index_20_Link" text:visited-style-name="Index_20_Link">IV – Code programme principal<text:tab/>3</text:a></text:p>
          <text:p text:style-name="P57"><text:a xlink:type="simple" xlink:href="#__RefHeading___Toc354_3078967526" text:style-name="Index_20_Link" text:visited-style-name="Index_20_Link">V – Analyse lexicale<text:tab/>3</text:a></text:p>
          <text:p text:style-name="P57"><text:a xlink:type="simple" xlink:href="#__RefHeading___Toc555_4028262359" text:style-name="Index_20_Link" text:visited-style-name="Index_20_Link">VI – Analyse syntaxique<text:tab/>5</text:a></text:p>
          <text:p text:style-name="P57"><text:a xlink:type="simple" xlink:href="#__RefHeading___Toc613_4028262359" text:style-name="Index_20_Link" text:visited-style-name="Index_20_Link"><text:span text:style-name="T7">V</text:span></text:a><text:a xlink:type="simple" xlink:href="#__RefHeading___Toc613_4028262359" text:style-name="Index_20_Link" text:visited-style-name="Index_20_Link"><text:span text:style-name="T7">II</text:span></text:a><text:a xlink:type="simple" xlink:href="#__RefHeading___Toc613_4028262359" text:style-name="Index_20_Link" text:visited-style-name="Index_20_Link"><text:span text:style-name="T7"> – </text:span></text:a><text:a xlink:type="simple" xlink:href="#__RefHeading___Toc613_4028262359" text:style-name="Index_20_Link" text:visited-style-name="Index_20_Link"><text:span text:style-name="T7">Génération de code</text:span></text:a><text:a xlink:type="simple" xlink:href="#__RefHeading___Toc613_4028262359" text:style-name="Index_20_Link" text:visited-style-name="Index_20_Link"><text:tab/>6</text:a></text:p>
          <text:p text:style-name="P57"><text:a xlink:type="simple" xlink:href="#__RefHeading___Toc766_2969498162" text:style-name="Index_20_Link" text:visited-style-name="Index_20_Link">VIII – Analyse sémantique<text:tab/>6</text:a></text:p>
          <text:p text:style-name="P57"><text:a xlink:type="simple" xlink:href="#__RefHeading___Toc997_1705073950" text:style-name="Index_20_Link" text:visited-style-name="Index_20_Link">IX – Arbres<text:tab/>6</text:a></text:p>
          <text:p text:style-name="P57"><text:a xlink:type="simple" xlink:href="#__RefHeading___Toc999_1705073950" text:style-name="Index_20_Link" text:visited-style-name="Index_20_Link">X – Les tests<text:tab/>7</text:a></text:p>
        </text:index-body>
      </text:table-of-content>
      <text:p text:style-name="P5"/>
      <text:p text:style-name="P5"/>
      <text:p text:style-name="P30"/>
      <text:h text:style-name="P48" text:outline-level="1"><text:bookmark-start text:name="__RefHeading___Toc346_3078967526"/>I – Fonctionnement de notre compilateur<text:bookmark-end text:name="__RefHeading___Toc346_3078967526"/></text:h>
      <text:p text:style-name="P40">Avant de lancer le compilateur il faut compiler la machine à pile avec les commandes suivante :</text:p>
      <text:p text:style-name="P42">- cd msm</text:p>
      <text:p text:style-name="P42">- make clean</text:p>
      <text:p text:style-name="P42">- make all</text:p>
      <text:p text:style-name="P41">U<text:span text:style-name="T19">ne fois cette étape passée, on va pouvoir lancer notre compilateur.</text:span></text:p>
      <text:p text:style-name="P40">Pour cela nous utilisons le langage python et plus exactement python3.</text:p>
      <text:p text:style-name="P40">Puis pour enfin lancer le compilateur il faut lancer la commande suivante : </text:p>
      <text:p text:style-name="P4">python3 main.py NomDeFichier</text:p>
      <text:h text:style-name="Heading_20_1" text:outline-level="1"><text:bookmark-start text:name="__RefHeading___Toc348_3078967526"/><text:span text:style-name="T20">II - </text:span>Organisation du compilateur<text:bookmark-end text:name="__RefHeading___Toc348_3078967526"/></text:h>
      <text:p text:style-name="P2">L’analyse lexicale est faite dans le fichier ‘<text:span text:style-name="T1">lexical.py’</text:span><text:span text:style-name="T7">.</text:span></text:p>
      <text:p text:style-name="P2"><text:span text:style-name="T7">L’analyse syntaxique est faite dans le fichier ‘</text:span><text:span text:style-name="T1">syntax.py</text:span><text:span text:style-name="T7">’.</text:span></text:p>
      <text:p text:style-name="P2"><text:span text:style-name="T7">L’analyse sémantique est faite dans le fichier ‘</text:span><text:span text:style-name="T1">semantique.py</text:span><text:span text:style-name="T7">’.</text:span></text:p>
      <text:p text:style-name="P2"><text:span text:style-name="T7">La génération de code est faite dans le fichier ‘</text:span><text:span text:style-name="T1">genCode.py</text:span><text:span text:style-name="T7">’.</text:span></text:p>
      <text:p text:style-name="P2"><text:span text:style-name="T7">L’ensemble des éléments ci-dessus est appelé dans le fichier ‘</text:span><text:span text:style-name="T1">main.py</text:span><text:span text:style-name="T7">’.</text:span></text:p>
      <text:p text:style-name="P2"><text:span text:style-name="T7">La bibliothèque standard se trouve dans le fichier ‘</text:span><text:span text:style-name="T1">bibliotheque_standard.c’.</text:span></text:p>
      <text:h text:style-name="P49" text:outline-level="1"><text:bookmark-start text:name="__RefHeading___Toc350_3078967526"/>III – Liste des fonctionnalités du compilateur<text:bookmark-end text:name="__RefHeading___Toc350_3078967526"/></text:h>
      <text:p text:style-name="P3"/>
      <table:table table:name="Tableau1" table:style-name="Tableau1">
        <table:table-column table:style-name="Tableau1.A"/>
        <table:table-column table:style-name="Tableau1.B"/>
        <table:table-row>
          <table:table-cell table:style-name="Tableau1.A1" office:value-type="string">
            <text:p text:style-name="P10">Fonctionnalités</text:p>
          </table:table-cell>
          <table:table-cell table:style-name="Tableau1.B1" office:value-type="string">
            <text:p text:style-name="P10">Opérationnalité </text:p>
          </table:table-cell>
        </table:table-row>
        <table:table-row>
          <table:table-cell table:style-name="Tableau1.A2" office:value-type="string">
            <text:p text:style-name="P12">Expression</text:p>
          </table:table-cell>
          <table:table-cell table:style-name="Tableau1.B2" office:value-type="string">
            <text:p text:style-name="P10">OUI</text:p>
          </table:table-cell>
        </table:table-row>
        <table:table-row>
          <table:table-cell table:style-name="Tableau1.B2" table:number-columns-spanned="2" office:value-type="string">
            <text:p text:style-name="P15"/>
          </table:table-cell>
          <table:covered-table-cell/>
        </table:table-row>
        <table:table-row>
          <table:table-cell table:style-name="Tableau1.A2" office:value-type="string">
            <text:p text:style-name="P12">Conditionnelles </text:p>
          </table:table-cell>
          <table:table-cell table:style-name="Tableau1.B2" office:value-type="string">
            <text:p text:style-name="P16">OUI</text:p>
          </table:table-cell>
        </table:table-row>
        <table:table-row>
          <table:table-cell table:style-name="Tableau1.B2" table:number-columns-spanned="2" office:value-type="string">
            <text:p text:style-name="P15"/>
          </table:table-cell>
          <table:covered-table-cell/>
        </table:table-row>
        <table:table-row>
          <table:table-cell table:style-name="Tableau1.A2" office:value-type="string">
            <text:p text:style-name="P12">Les variables</text:p>
          </table:table-cell>
          <table:table-cell table:style-name="Tableau1.B2" office:value-type="string">
            <text:p text:style-name="P10">OUI</text:p>
          </table:table-cell>
        </table:table-row>
        <table:table-row>
          <table:table-cell table:style-name="Tableau1.A2" office:value-type="string">
            <text:p text:style-name="P10">Déclarations</text:p>
          </table:table-cell>
          <table:table-cell table:style-name="Tableau1.B2" office:value-type="string">
            <text:p text:style-name="P10">OUI</text:p>
          </table:table-cell>
        </table:table-row>
        <table:table-row>
          <table:table-cell table:style-name="Tableau1.A2" office:value-type="string">
            <text:p text:style-name="P10">Utilisation</text:p>
          </table:table-cell>
          <table:table-cell table:style-name="Tableau1.B2" office:value-type="string">
            <text:p text:style-name="P10">OUI</text:p>
          </table:table-cell>
        </table:table-row>
        <table:table-row>
          <table:table-cell table:style-name="Tableau1.A2" office:value-type="string">
            <text:p text:style-name="P10">Affectation</text:p>
          </table:table-cell>
          <table:table-cell table:style-name="Tableau1.B2" office:value-type="string">
            <text:p text:style-name="P10">OUI</text:p>
          </table:table-cell>
        </table:table-row>
        <table:table-row>
          <table:table-cell table:style-name="Tableau1.A2" office:value-type="string">
            <text:p text:style-name="P10">Portée</text:p>
          </table:table-cell>
          <table:table-cell table:style-name="Tableau1.B2" office:value-type="string">
            <text:p text:style-name="P10">OUI</text:p>
          </table:table-cell>
        </table:table-row>
        <table:table-row>
          <table:table-cell table:style-name="Tableau1.B2" table:number-columns-spanned="2" office:value-type="string">
            <text:p text:style-name="P15"/>
          </table:table-cell>
          <table:covered-table-cell/>
        </table:table-row>
        <text:soft-page-break/>
        <table:table-row>
          <table:table-cell table:style-name="Tableau1.A2" office:value-type="string">
            <text:p text:style-name="P12">Les boucles</text:p>
          </table:table-cell>
          <table:table-cell table:style-name="Tableau1.B2" office:value-type="string">
            <text:p text:style-name="Table_20_Contents"/>
          </table:table-cell>
        </table:table-row>
        <table:table-row>
          <table:table-cell table:style-name="Tableau1.A2" office:value-type="string">
            <text:p text:style-name="P10">Boucle for</text:p>
          </table:table-cell>
          <table:table-cell table:style-name="Tableau1.B2" office:value-type="string">
            <text:p text:style-name="P10">OUI</text:p>
          </table:table-cell>
        </table:table-row>
        <table:table-row>
          <table:table-cell table:style-name="Tableau1.A2" office:value-type="string">
            <text:p text:style-name="P10">Boucle while</text:p>
          </table:table-cell>
          <table:table-cell table:style-name="Tableau1.B2" office:value-type="string">
            <text:p text:style-name="P10">OUI</text:p>
          </table:table-cell>
        </table:table-row>
        <table:table-row>
          <table:table-cell table:style-name="Tableau1.A2" office:value-type="string">
            <text:p text:style-name="P10">Boucle Do While</text:p>
          </table:table-cell>
          <table:table-cell table:style-name="Tableau1.B2" office:value-type="string">
            <text:p text:style-name="P10">NON</text:p>
          </table:table-cell>
        </table:table-row>
        <table:table-row>
          <table:table-cell table:style-name="Tableau1.B2" table:number-columns-spanned="2" office:value-type="string">
            <text:p text:style-name="P15"/>
          </table:table-cell>
          <table:covered-table-cell/>
        </table:table-row>
        <table:table-row>
          <table:table-cell table:style-name="Tableau1.A2" office:value-type="string">
            <text:p text:style-name="P12">Les fonctions</text:p>
          </table:table-cell>
          <table:table-cell table:style-name="Tableau1.B2" office:value-type="string">
            <text:p text:style-name="P10">OUI</text:p>
          </table:table-cell>
        </table:table-row>
        <table:table-row>
          <table:table-cell table:style-name="Tableau1.A2" office:value-type="string">
            <text:p text:style-name="P10">Déclaration</text:p>
          </table:table-cell>
          <table:table-cell table:style-name="Tableau1.B2" office:value-type="string">
            <text:p text:style-name="P11">OUI</text:p>
          </table:table-cell>
        </table:table-row>
        <table:table-row>
          <table:table-cell table:style-name="Tableau1.A2" office:value-type="string">
            <text:p text:style-name="P10">Appel</text:p>
          </table:table-cell>
          <table:table-cell table:style-name="Tableau1.B2" office:value-type="string">
            <text:p text:style-name="P11">OUI</text:p>
          </table:table-cell>
        </table:table-row>
        <table:table-row>
          <table:table-cell table:style-name="Tableau1.A2" office:value-type="string">
            <text:p text:style-name="P10">Passage d’arguments</text:p>
          </table:table-cell>
          <table:table-cell table:style-name="Tableau1.B2" office:value-type="string">
            <text:p text:style-name="P11">OUI</text:p>
          </table:table-cell>
        </table:table-row>
        <table:table-row>
          <table:table-cell table:style-name="Tableau1.A2" office:value-type="string">
            <text:p text:style-name="P10">Puissance</text:p>
          </table:table-cell>
          <table:table-cell table:style-name="Tableau1.B2" office:value-type="string">
            <text:p text:style-name="P11">OUI</text:p>
          </table:table-cell>
        </table:table-row>
        <table:table-row>
          <table:table-cell table:style-name="Tableau1.B2" table:number-columns-spanned="2" office:value-type="string">
            <text:p text:style-name="P15"/>
          </table:table-cell>
          <table:covered-table-cell/>
        </table:table-row>
        <table:table-row>
          <table:table-cell table:style-name="Tableau1.A2" office:value-type="string">
            <text:p text:style-name="P12">Pointeurs et tableaux</text:p>
          </table:table-cell>
          <table:table-cell table:style-name="Tableau1.B2" office:value-type="string">
            <text:p text:style-name="P10">NON</text:p>
          </table:table-cell>
        </table:table-row>
        <table:table-row>
          <table:table-cell table:style-name="Tableau1.A2" office:value-type="string">
            <text:p text:style-name="P10">Syntaxe pointeur</text:p>
          </table:table-cell>
          <table:table-cell table:style-name="Tableau1.B2" office:value-type="string">
            <text:p text:style-name="Table_20_Contents"/>
          </table:table-cell>
        </table:table-row>
        <table:table-row>
          <table:table-cell table:style-name="Tableau1.A2" office:value-type="string">
            <text:p text:style-name="P10">Syntaxe tableaux</text:p>
          </table:table-cell>
          <table:table-cell table:style-name="Tableau1.B2" office:value-type="string">
            <text:p text:style-name="Table_20_Contents"/>
          </table:table-cell>
        </table:table-row>
        <table:table-row>
          <table:table-cell table:style-name="Tableau1.A2" office:value-type="string">
            <text:p text:style-name="P10">Fonction d’allocation</text:p>
          </table:table-cell>
          <table:table-cell table:style-name="Tableau1.B2" office:value-type="string">
            <text:p text:style-name="Table_20_Contents"/>
          </table:table-cell>
        </table:table-row>
        <table:table-row>
          <table:table-cell table:style-name="Tableau1.A2" office:value-type="string">
            <text:p text:style-name="P10">Fonction de libération</text:p>
          </table:table-cell>
          <table:table-cell table:style-name="Tableau1.B2" office:value-type="string">
            <text:p text:style-name="Table_20_Contents"/>
          </table:table-cell>
        </table:table-row>
      </table:table>
      <text:p text:style-name="P37">NB : On a implémenté la fonction puissance, mais on a pas fait la génération de code pour la puissance. Donc on ne peut pas utiliser la puissance.</text:p>
      <text:h text:style-name="P50" text:outline-level="1"><text:bookmark-start text:name="__RefHeading___Toc352_3078967526"/>IV – Code programme principal<text:bookmark-end text:name="__RefHeading___Toc352_3078967526"/></text:h>
      <text:p text:style-name="P38">Dans le fichier <text:span text:style-name="T1">main.py, </text:span><text:span text:style-name="T7">on commence par créer un fichier « main.c ». Ce fichier est une concaténation du fichier donné en argument et de la bibliothèque standard que nous avons fournit.</text:span></text:p>
      <text:p text:style-name="P36">Ensuite, on fait l’analyse lexicale. Pour cela on donne le fichier main.c en argument. On lance l’analyse lexicale puis, tant qu’on <text:span text:style-name="T28">n’</text:span>atteint pas la fin d<text:span text:style-name="T28">u</text:span> fichier, on réalise l’analyse syntaxique <text:span text:style-name="T28">à la</text:span>quel<text:span text:style-name="T28">le</text:span> on passe l’analyse lexicale en argument. L’analyse syntaxique renvoi un arbre à chaque fonction analysée. Ces arbres sont stockés dans une liste. Puis nous lançons l’analyse sémantique auquel nous passons les arbres, un par un, en argument.</text:p>
      <text:p text:style-name="P39"><text:span text:style-name="T7">Puis nous lançons la génération de code. Cette étape va venir écrire dans le fichier « </text:span><text:span text:style-name="T1">genCode </text:span><text:span text:style-name="T7">».</text:span></text:p>
      <text:p text:style-name="P39"><text:span text:style-name="T7">Enfin nous lançons un sous processus pour exécuter le fichier </text:span><text:span text:style-name="T1">genCode. </text:span><text:span text:style-name="T8">Le sous processus affiche le résultat du code s’il y en a un a affich</text:span><text:span text:style-name="T17">e</text:span><text:span text:style-name="T8">r, mais il affiche aussi l’arbre correspondant à l’analyse complète.</text:span></text:p>
      <text:h text:style-name="P51" text:outline-level="1"><text:bookmark-start text:name="__RefHeading___Toc354_3078967526"/>V – Analyse lexicale<text:bookmark-end text:name="__RefHeading___Toc354_3078967526"/></text:h>
      <text:p text:style-name="P43">L’analyse lexicale se fait via la classe Lexical du fichier « <text:span text:style-name="T1">lexical.py ». </text:span><text:span text:style-name="T7">Cette classe contient une liste </text:span><text:span text:style-name="T1">les_tokens</text:span><text:span text:style-name="T7"> qui liste l’ensemble des tokens analysés dans le fichier. Nous avons découpé les tokens possible</text:span><text:span text:style-name="T17">s</text:span><text:span text:style-name="T7"> en 4 types : les mots clés, les opérateurs binaire</text:span><text:span text:style-name="T17">s</text:span><text:span text:style-name="T7">, les ponctuations et les comparaisons.</text:span></text:p>
      <table:table table:name="Tableau2" table:style-name="Tableau2">
        <table:table-column table:style-name="Tableau2.A"/>
        <table:table-column table:style-name="Tableau2.B"/>
        <table:table-row>
          <table:table-cell table:style-name="Tableau2.A1" table:number-columns-spanned="2" office:value-type="string">
            <text:p text:style-name="P17">Mot clés</text:p>
          </table:table-cell>
          <table:covered-table-cell/>
        </table:table-row>
        <table:table-row>
          <table:table-cell table:style-name="Tableau2.A2" office:value-type="string">
            <text:p text:style-name="P18">if</text:p>
          </table:table-cell>
          <table:table-cell table:style-name="Tableau2.B2" office:value-type="string">
            <text:p text:style-name="P19">tok_if</text:p>
          </table:table-cell>
        </table:table-row>
        <table:table-row>
          <table:table-cell table:style-name="Tableau2.A2" office:value-type="string">
            <text:p text:style-name="P18">else</text:p>
          </table:table-cell>
          <table:table-cell table:style-name="Tableau2.B2" office:value-type="string">
            <text:p text:style-name="P19">tok_else</text:p>
          </table:table-cell>
        </table:table-row>
        <table:table-row>
          <table:table-cell table:style-name="Tableau2.A2" office:value-type="string">
            <text:p text:style-name="P18">for</text:p>
          </table:table-cell>
          <table:table-cell table:style-name="Tableau2.B2" office:value-type="string">
            <text:p text:style-name="P19">tok_for</text:p>
          </table:table-cell>
        </table:table-row>
        <table:table-row>
          <table:table-cell table:style-name="Tableau2.A2" office:value-type="string">
            <text:p text:style-name="P18">var</text:p>
          </table:table-cell>
          <table:table-cell table:style-name="Tableau2.B2" office:value-type="string">
            <text:p text:style-name="P19">tok_var</text:p>
          </table:table-cell>
        </table:table-row>
        <table:table-row>
          <table:table-cell table:style-name="Tableau2.A2" office:value-type="string">
            <text:p text:style-name="P18">while</text:p>
          </table:table-cell>
          <table:table-cell table:style-name="Tableau2.B2" office:value-type="string">
            <text:p text:style-name="P19">tok_while</text:p>
          </table:table-cell>
        </table:table-row>
        <table:table-row>
          <table:table-cell table:style-name="Tableau2.A2" office:value-type="string">
            <text:p text:style-name="P18">function</text:p>
          </table:table-cell>
          <table:table-cell table:style-name="Tableau2.B2" office:value-type="string">
            <text:p text:style-name="P19">tok_function</text:p>
          </table:table-cell>
        </table:table-row>
        <table:table-row>
          <table:table-cell table:style-name="Tableau2.A2" office:value-type="string">
            <text:p text:style-name="P18">return</text:p>
          </table:table-cell>
          <table:table-cell table:style-name="Tableau2.B2" office:value-type="string">
            <text:p text:style-name="P19">tok_return</text:p>
          </table:table-cell>
        </table:table-row>
        <table:table-row>
          <table:table-cell table:style-name="Tableau2.A2" office:value-type="string">
            <text:p text:style-name="P18">break</text:p>
          </table:table-cell>
          <table:table-cell table:style-name="Tableau2.B2" office:value-type="string">
            <text:p text:style-name="P19">tok_break</text:p>
          </table:table-cell>
        </table:table-row>
        <table:table-row>
          <table:table-cell table:style-name="Tableau2.A2" office:value-type="string">
            <text:p text:style-name="P18">continue</text:p>
          </table:table-cell>
          <table:table-cell table:style-name="Tableau2.B2" office:value-type="string">
            <text:p text:style-name="P19">tok_continue</text:p>
          </table:table-cell>
        </table:table-row>
        <table:table-row>
          <table:table-cell table:style-name="Tableau2.A2" office:value-type="string">
            <text:p text:style-name="P18">send</text:p>
          </table:table-cell>
          <table:table-cell table:style-name="Tableau2.B2" office:value-type="string">
            <text:p text:style-name="P19">tok_send</text:p>
          </table:table-cell>
        </table:table-row>
        <table:table-row>
          <table:table-cell table:style-name="Tableau2.A2" office:value-type="string">
            <text:p text:style-name="P18">recv</text:p>
          </table:table-cell>
          <table:table-cell table:style-name="Tableau2.B2" office:value-type="string">
            <text:p text:style-name="P19">tok_recv</text:p>
          </table:table-cell>
        </table:table-row>
        <table:table-row>
          <table:table-cell table:style-name="Tableau2.B2" table:number-columns-spanned="2" office:value-type="string">
            <text:p text:style-name="P17">Opérateur binaire</text:p>
          </table:table-cell>
          <table:covered-table-cell/>
        </table:table-row>
        <table:table-row>
          <table:table-cell table:style-name="Tableau2.A2" office:value-type="string">
            <text:p text:style-name="P18">+</text:p>
          </table:table-cell>
          <table:table-cell table:style-name="Tableau2.B2" office:value-type="string">
            <text:p text:style-name="P19">tok_plus</text:p>
          </table:table-cell>
        </table:table-row>
        <table:table-row>
          <table:table-cell table:style-name="Tableau2.A2" office:value-type="string">
            <text:p text:style-name="P18">-</text:p>
          </table:table-cell>
          <table:table-cell table:style-name="Tableau2.B2" office:value-type="string">
            <text:p text:style-name="P19">tok_moins</text:p>
          </table:table-cell>
        </table:table-row>
        <table:table-row>
          <table:table-cell table:style-name="Tableau2.A2" office:value-type="string">
            <text:p text:style-name="P18">*</text:p>
          </table:table-cell>
          <table:table-cell table:style-name="Tableau2.B2" office:value-type="string">
            <text:p text:style-name="P19">tok_multiplication</text:p>
          </table:table-cell>
        </table:table-row>
        <table:table-row>
          <table:table-cell table:style-name="Tableau2.A2" office:value-type="string">
            <text:p text:style-name="P18">/</text:p>
          </table:table-cell>
          <table:table-cell table:style-name="Tableau2.B2" office:value-type="string">
            <text:p text:style-name="P19">tok_division</text:p>
          </table:table-cell>
        </table:table-row>
        <table:table-row>
          <table:table-cell table:style-name="Tableau2.A2" office:value-type="string">
            <text:p text:style-name="P18">^</text:p>
          </table:table-cell>
          <table:table-cell table:style-name="Tableau2.B2" office:value-type="string">
            <text:p text:style-name="P19">tok_puissance</text:p>
          </table:table-cell>
        </table:table-row>
        <table:table-row>
          <table:table-cell table:style-name="Tableau2.A2" office:value-type="string">
            <text:p text:style-name="P18">%</text:p>
          </table:table-cell>
          <table:table-cell table:style-name="Tableau2.B2" office:value-type="string">
            <text:p text:style-name="P19">tok_modulo</text:p>
          </table:table-cell>
        </table:table-row>
        <table:table-row>
          <table:table-cell table:style-name="Tableau2.A2" office:value-type="string">
            <text:p text:style-name="P18">&amp;</text:p>
          </table:table-cell>
          <table:table-cell table:style-name="Tableau2.B2" office:value-type="string">
            <text:p text:style-name="P19">tok_et</text:p>
          </table:table-cell>
        </table:table-row>
        <table:table-row>
          <table:table-cell table:style-name="Tableau2.A2" office:value-type="string">
            <text:p text:style-name="P18">|</text:p>
          </table:table-cell>
          <table:table-cell table:style-name="Tableau2.B2" office:value-type="string">
            <text:p text:style-name="P19">tok_ou</text:p>
          </table:table-cell>
        </table:table-row>
        <table:table-row>
          <table:table-cell table:style-name="Tableau2.B2" table:number-columns-spanned="2" office:value-type="string">
            <text:p text:style-name="P17">Ponctuation</text:p>
          </table:table-cell>
          <table:covered-table-cell/>
        </table:table-row>
        <table:table-row>
          <table:table-cell table:style-name="Tableau2.A2" office:value-type="string">
            <text:p text:style-name="P18">(</text:p>
          </table:table-cell>
          <table:table-cell table:style-name="Tableau2.B2" office:value-type="string">
            <text:p text:style-name="P19">tok_parenthese_ouvrante</text:p>
          </table:table-cell>
        </table:table-row>
        <table:table-row>
          <table:table-cell table:style-name="Tableau2.A2" office:value-type="string">
            <text:p text:style-name="P18">)</text:p>
          </table:table-cell>
          <table:table-cell table:style-name="Tableau2.B2" office:value-type="string">
            <text:p text:style-name="P19">tok_parenthese_fermante</text:p>
          </table:table-cell>
        </table:table-row>
        <table:table-row>
          <table:table-cell table:style-name="Tableau2.A2" office:value-type="string">
            <text:p text:style-name="P18">{</text:p>
          </table:table-cell>
          <table:table-cell table:style-name="Tableau2.B2" office:value-type="string">
            <text:p text:style-name="P19">tok_accolade_ouvrante</text:p>
          </table:table-cell>
        </table:table-row>
        <table:table-row>
          <table:table-cell table:style-name="Tableau2.A2" office:value-type="string">
            <text:p text:style-name="P18">}</text:p>
          </table:table-cell>
          <table:table-cell table:style-name="Tableau2.B2" office:value-type="string">
            <text:p text:style-name="P19">tok_accolade_fermante</text:p>
          </table:table-cell>
        </table:table-row>
        <table:table-row>
          <table:table-cell table:style-name="Tableau2.A2" office:value-type="string">
            <text:p text:style-name="P18">;</text:p>
          </table:table-cell>
          <table:table-cell table:style-name="Tableau2.B2" office:value-type="string">
            <text:p text:style-name="P19">tok_point_virgule</text:p>
          </table:table-cell>
        </table:table-row>
        <table:table-row>
          <table:table-cell table:style-name="Tableau2.A2" office:value-type="string">
            <text:p text:style-name="P18">,</text:p>
          </table:table-cell>
          <table:table-cell table:style-name="Tableau2.B2" office:value-type="string">
            <text:p text:style-name="P19">tok_virgule</text:p>
          </table:table-cell>
        </table:table-row>
        <table:table-row>
          <table:table-cell table:style-name="Tableau2.B2" table:number-columns-spanned="2" office:value-type="string">
            <text:p text:style-name="P17">Comparaison</text:p>
          </table:table-cell>
          <table:covered-table-cell/>
        </table:table-row>
        <table:table-row>
          <table:table-cell table:style-name="Tableau2.A2" office:value-type="string">
            <text:p text:style-name="P18">!=</text:p>
          </table:table-cell>
          <table:table-cell table:style-name="Tableau2.B2" office:value-type="string">
            <text:p text:style-name="P19">tok_different</text:p>
          </table:table-cell>
        </table:table-row>
        <table:table-row>
          <table:table-cell table:style-name="Tableau2.A2" office:value-type="string">
            <text:p text:style-name="P18">&lt;</text:p>
          </table:table-cell>
          <table:table-cell table:style-name="Tableau2.B2" office:value-type="string">
            <text:p text:style-name="P19">tok_inferieur</text:p>
          </table:table-cell>
        </table:table-row>
        <table:table-row>
          <table:table-cell table:style-name="Tableau2.A2" office:value-type="string">
            <text:p text:style-name="P18">&gt;</text:p>
          </table:table-cell>
          <table:table-cell table:style-name="Tableau2.B2" office:value-type="string">
            <text:p text:style-name="P20">tok_superieur</text:p>
          </table:table-cell>
        </table:table-row>
        <table:table-row>
          <table:table-cell table:style-name="Tableau2.A2" office:value-type="string">
            <text:p text:style-name="P18">&lt;=</text:p>
          </table:table-cell>
          <table:table-cell table:style-name="Tableau2.B2" office:value-type="string">
            <text:p text:style-name="P19">tok_inferieur_egal</text:p>
          </table:table-cell>
        </table:table-row>
        <table:table-row>
          <table:table-cell table:style-name="Tableau2.A2" office:value-type="string">
            <text:p text:style-name="P18">&gt;=</text:p>
          </table:table-cell>
          <table:table-cell table:style-name="Tableau2.B2" office:value-type="string">
            <text:p text:style-name="P19">tok_superieur_egal</text:p>
          </table:table-cell>
        </table:table-row>
        <table:table-row>
          <table:table-cell table:style-name="Tableau2.A2" office:value-type="string">
            <text:p text:style-name="P18"><text:s/>= </text:p>
          </table:table-cell>
          <table:table-cell table:style-name="Tableau2.B2" office:value-type="string">
            <text:p text:style-name="P19">tok_affectation</text:p>
          </table:table-cell>
        </table:table-row>
        <table:table-row>
          <table:table-cell table:style-name="Tableau2.A2" office:value-type="string">
            <text:p text:style-name="P18"><text:s/>==</text:p>
          </table:table-cell>
          <table:table-cell table:style-name="Tableau2.B2" office:value-type="string">
            <text:p text:style-name="P19">tok_egal</text:p>
          </table:table-cell>
        </table:table-row>
      </table:table>
      <text:p text:style-name="P44"><text:soft-page-break/>La fonction next() permet de renvoyer un token.</text:p>
      <text:p text:style-name="P44">La fonction skip() permet de passer au token suivant.</text:p>
      <text:p text:style-name="P44">La fonction accept(t), prend en paramètre un token t, la fonction permet de vérifier si le prochain token est de type t, si oui alors elle passe au prochain token.</text:p>
      <text:p text:style-name="P44">La fonction main(), vient lire le fichier donner en argument à la classe Lexical. Elle va incrémenter un compteur à chaque lettre lue. C’est également elle qui gère les sauts de ligne, les commentaires et la fin d<text:span text:style-name="T28">u</text:span> fichier.</text:p>
      <text:p text:style-name="P44">La fonction tokens(c), prend en paramètre la position d’un caractère. A partir de cette position la fonction vient créer un token. Ce token est soit déjà définit parmi les quatre catégories définit plus haut, sinon il s’agit d’un nombre dans ce cas on va créer un token constante (<text:span text:style-name="T7">tok_constante) ou</text:span> d’un mot auquel cas il s’agit soit d’un mot clé (catégorie définit plus haut) soit d’un identificateur. Dans ce dernier cas on va créer un token, le token : <text:span text:style-name="T1">tok_identificateur</text:span><text:span text:style-name="T7">.</text:span></text:p>
      <text:p text:style-name="P45">L’ensemble des fonctionnalités liées à l’analyse syntaxique est valide. Les tokens sont bien créé<text:span text:style-name="T28">s</text:span> en concordance de ce qu’il se trouve dans le fichier.</text:p>
      <text:h text:style-name="P52" text:outline-level="1"><text:bookmark-start text:name="__RefHeading___Toc555_4028262359"/>VI – Analyse syntaxique<text:bookmark-end text:name="__RefHeading___Toc555_4028262359"/></text:h>
      <text:p text:style-name="P6">L’analyse syntaxique se fait dans le fichier «<text:span text:style-name="T1"> syntax.py</text:span> » via la classe Syntax. <text:span text:style-name="T22">Dans cette classe, on peut y retrouver deux dictionnaires </text:span><text:span text:style-name="T2">op_unaire</text:span><text:span text:style-name="T22"> et </text:span><text:span text:style-name="T2">op_binaire</text:span><text:span text:style-name="T22"> qui permettent d’associé les nœuds de ces opérations aux instructions en assembleur. On peut y retrouver aussi le dictionnaire </text:span><text:span text:style-name="T2">tableauPriorit</text:span><text:span text:style-name="T3">e </text:span><text:span text:style-name="T9">qui référence les tokens opérations et qui les associes aux nœuds ainsi que de sa priorité et son associativité. </text:span><text:span text:style-name="T14">La fonction qui permet de chercher à l’intérieur du dictionnaire </text:span><text:span text:style-name="T5">tableauPriorite </text:span><text:span text:style-name="T14">est la méthode chercherOp qui prend un token et renvois un dictionnaire avec les informations associé</text:span><text:span text:style-name="T18">e</text:span><text:span text:style-name="T14">s.</text:span><text:span text:style-name="T9"> </text:span><text:span text:style-name="T10">Cette classe permet de transformer la liste des tokens de l’analyse lexicale en nœud puis de construire un arbre syntaxique. Pour cela, il y a plusieurs fonction</text:span><text:span text:style-name="T14">s</text:span><text:span text:style-name="T10"> permettant de les transformer. </text:span></text:p>
      <table:table table:name="Tableau3" table:style-name="Tableau3">
        <table:table-column table:style-name="Tableau3.A"/>
        <table:table-column table:style-name="Tableau3.B"/>
        <table:table-row>
          <table:table-cell table:style-name="Tableau3.A1" office:value-type="string">
            <text:p text:style-name="P21">Fonction</text:p>
          </table:table-cell>
          <table:table-cell table:style-name="Tableau3.B1" office:value-type="string">
            <text:p text:style-name="P21">Noeud</text:p>
          </table:table-cell>
        </table:table-row>
        <table:table-row>
          <table:table-cell table:style-name="Tableau3.A2" office:value-type="string">
            <text:p text:style-name="P21">Primaire</text:p>
          </table:table-cell>
          <table:table-cell table:style-name="Tableau3.B2" office:value-type="string">
            <text:p text:style-name="P21">nœud_constante</text:p>
            <text:p text:style-name="P21">nœud_<text:span text:style-name="T23">moins_unaire</text:span></text:p>
            <text:p text:style-name="P22">nœud_plus_unaire</text:p>
            <text:p text:style-name="P22">nœud_variable</text:p>
            <text:p text:style-name="P22">nœud_recv</text:p>
            <text:p text:style-name="P22">nœud_appel_fonction</text:p>
          </table:table-cell>
        </table:table-row>
        <table:table-row>
          <table:table-cell table:style-name="Tableau3.A2" office:value-type="string">
            <text:p text:style-name="P24">Expression</text:p>
          </table:table-cell>
          <table:table-cell table:style-name="Tableau3.B2" office:value-type="string">
            <text:p text:style-name="P22">noeud_affectation</text:p>
            <text:p text:style-name="P22">noeud_different</text:p>
            <text:p text:style-name="P22">noeud_inferieur</text:p>
            <text:p text:style-name="P22">noeud_superieur</text:p>
            <text:p text:style-name="P22">noeud_inferieur_egal</text:p>
            <text:p text:style-name="P22">noeud_superieur_egal</text:p>
            <text:p text:style-name="P22">noeud_egal</text:p>
            <text:p text:style-name="P22">noeud_plus_binaire</text:p>
            <text:p text:style-name="P22">noeud_moins_binaire</text:p>
            <text:p text:style-name="P22"><text:soft-page-break/>noeud_multiplication</text:p>
            <text:p text:style-name="P22">noeud_division</text:p>
            <text:p text:style-name="P22">noeud_modulo</text:p>
            <text:p text:style-name="P22">noeud_puissance</text:p>
          </table:table-cell>
        </table:table-row>
        <table:table-row>
          <table:table-cell table:style-name="Tableau3.A2" office:value-type="string">
            <text:p text:style-name="P23">Instruction</text:p>
          </table:table-cell>
          <table:table-cell table:style-name="Tableau3.B2" office:value-type="string">
            <text:p text:style-name="P22">nœud_conditionnel</text:p>
            <text:p text:style-name="P22">nœud_declaration</text:p>
            <text:p text:style-name="P22">nœud_return</text:p>
            <text:p text:style-name="P22">nœud_bloc</text:p>
            <text:p text:style-name="P22">nœud_declaration</text:p>
            <text:p text:style-name="P22">nœud_function</text:p>
            <text:p text:style-name="P22">nœud_break</text:p>
            <text:p text:style-name="P22">nœud_continue</text:p>
            <text:p text:style-name="P22">nœud_loop</text:p>
            <text:p text:style-name="P22">nœud_send</text:p>
            <text:p text:style-name="P22">nœud_expression</text:p>
          </table:table-cell>
        </table:table-row>
      </table:table>
      <text:h text:style-name="P53" text:outline-level="1"><text:bookmark-start text:name="__RefHeading___Toc613_4028262359"/><text:span text:style-name="T10">V</text:span><text:span text:style-name="T11">II</text:span><text:span text:style-name="T10"> – </text:span><text:span text:style-name="T11">Génération de code</text:span><text:bookmark-end text:name="__RefHeading___Toc613_4028262359"/></text:h>
      <text:p text:style-name="P7"><text:span text:style-name="T7">La génération de code se fait dans le fichier « </text:span><text:span text:style-name="T1">genCode.py</text:span><text:span text:style-name="T7"> » </text:span><text:span text:style-name="T12">via la classe GenerationCode. Après avoir cré</text:span><text:span text:style-name="T15">é</text:span><text:span text:style-name="T12"> l’objet, on lance la génération avec la méthode </text:span><text:span text:style-name="T4">lancementGenerationCode</text:span><text:span text:style-name="T12"> avec la liste des nœuds généré par l’analyse syntaxique. La méthode lance la génération de code sur tou</text:span><text:span text:style-name="T14">s</text:span><text:span text:style-name="T12"> les nœud et ainsi généré un fichier nommé </text:span><text:span text:style-name="T4">genCode</text:span><text:span text:style-name="T12"> qui contiendra tout le code assembleur généré. A chaque nœud est associé une conditionne</text:span><text:span text:style-name="T14">l</text:span><text:span text:style-name="T12">l</text:span><text:span text:style-name="T14">e</text:span><text:span text:style-name="T12"> qui permet de généré le code associé.</text:span></text:p>
      <text:p text:style-name="P8"><text:span text:style-name="T7">Dans cette partie, on a rencontré des problèmes avec le nœud_loop, le nœud_conditionnel </text:span><text:span text:style-name="T13">ainsi que le nœud_break et nœud_continue. On a eu des problèmes avec les labels qu’on gère via l’attribut </text:span><text:span text:style-name="T6">cpt</text:span><text:span text:style-name="T13"> de la classe GenerationCode ce qui faisait que les instructions </text:span><text:span text:style-name="T6">jump</text:span><text:span text:style-name="T13"> ne faisaient pas ce qu’i</text:span><text:span text:style-name="T15">ls</text:span><text:span text:style-name="T13"> devaient faire.</text:span></text:p>
      <text:h text:style-name="P54" text:outline-level="1"><text:bookmark-start text:name="__RefHeading___Toc766_2969498162"/>VIII – Analyse sémantique<text:bookmark-end text:name="__RefHeading___Toc766_2969498162"/></text:h>
      <text:p text:style-name="P9">L’analyse sémantique se fait dans le fichier « <text:span text:style-name="T1">semantique.py </text:span><text:span text:style-name="T7">» via la classe Analyse_semantique. C’est avec cette classe que nous gérons la pile de variables ainsi que le nombre de variable.</text:span></text:p>
      <text:p text:style-name="P9"><text:span text:style-name="T7">La fonction </text:span><text:span text:style-name="T1">debut_bloc</text:span><text:span text:style-name="T7"> ajoute un dictionnaire vide dans la pile. La fonction </text:span><text:span text:style-name="T1">fin_bloc</text:span><text:span text:style-name="T7"> supprime le dernier élément sur la pile. La fonction </text:span><text:span text:style-name="T1">declarer</text:span><text:span text:style-name="T7"> prend en paramètre un identificateur, si l’identificateur est présent dans la pile alors on lève une erreur, sinon on l’ajoute. La fonction </text:span><text:span text:style-name="T1">chercher</text:span><text:span text:style-name="T7"> permet de vérifier si une variable est déclaré auquel cas on la renvoi</text:span><text:span text:style-name="T18">e</text:span><text:span text:style-name="T7"> sinon on lève une erreur. La fonction </text:span><text:span text:style-name="T1">analyse</text:span><text:span text:style-name="T7"> permet de faire le traitement des variables en fonction des déclarations, des blocs, fonctions, affectations.</text:span></text:p>
      <text:h text:style-name="P55" text:outline-level="1"><text:bookmark-start text:name="__RefHeading___Toc997_1705073950"/>IX – A<text:span text:style-name="T27">r</text:span>bres <text:bookmark-end text:name="__RefHeading___Toc997_1705073950"/></text:h>
      <text:p text:style-name="P46">Pour la gestion des arbres nous avons créé une classe <text:span text:style-name="T1">arbre</text:span><text:span text:style-name="T7"> dans le fichier « arbre.py ». Cette classe contient des attributs : </text:span><text:span text:style-name="T1">type, valeur, fils (le tableaux d’enfant), slot et le nombre d’arguments (pour gérer les fonctions).</text:span><text:span text:style-name="T7"> Cette classe possède également deux méthodes, la fonction </text:span><text:span text:style-name="T1">ajouterFils</text:span><text:span text:style-name="T7"> qui </text:span><text:soft-page-break/><text:span text:style-name="T7">permet d’ajouter un arbre dans le tableaux d’enfants nommés </text:span><text:span text:style-name="T1">fils</text:span><text:span text:style-name="T7">. Et la fonction </text:span><text:span text:style-name="T1">afficher</text:span><text:span text:style-name="T7"> qui est la fonction d’affichage des arbres avec l’indentation spéciale.</text:span></text:p>
      <text:p text:style-name="P34"/>
      <text:h text:style-name="P56" text:outline-level="1"><text:bookmark-start text:name="__RefHeading___Toc999_1705073950"/>X – Les tests<text:bookmark-end text:name="__RefHeading___Toc999_1705073950"/></text:h>
      <text:p text:style-name="P47">Nous avons créé <text:span text:style-name="T24">trois</text:span> séries de test. Une permettant des tests unitaire<text:span text:style-name="T29">s</text:span> <text:span text:style-name="T24">dans le fichier « test_unitaire.py »</text:span>, <text:span text:style-name="T24">une </text:span>autre des tests avec les fonctions pour tester le comportement global <text:span text:style-name="T24">dans le fichier « test_fonction.py »</text:span>. <text:span text:style-name="T25">La dernière série de test nous permet de vérifier la levé d’exception dans genCode.py et se trouve dans le fichier « test_gencode.py »</text:span> Nous avons également utilisé un outil nommé <text:span text:style-name="T1">coverage</text:span><text:span text:style-name="T7"> qui permet de voir la couverture de code avec nos tests. </text:span><text:span text:style-name="T16">Selon cet outils nous arrivons à une couverture de code de 96 %. On vous </text:span><text:span text:style-name="T18">a</text:span><text:span text:style-name="T16"> laissé le rapport de cet outil (format html) dans le dossier « coverage ».</text:span></text:p>
      <text:p text:style-name="P35"/>
      <table:table table:name="Tableau4" table:style-name="Tableau4">
        <table:table-column table:style-name="Tableau4.A"/>
        <table:table-column table:style-name="Tableau4.B"/>
        <table:table-row>
          <table:table-cell table:style-name="Tableau4.A1" table:number-columns-spanned="2" office:value-type="string">
            <text:p text:style-name="P13">Test unitaire (ici on vient tester la construction de l’arbre pas les résultats)</text:p>
          </table:table-cell>
          <table:covered-table-cell/>
        </table:table-row>
        <table:table-row>
          <table:table-cell table:style-name="Tableau4.A2" office:value-type="string">
            <text:p text:style-name="P25">+3</text:p>
          </table:table-cell>
          <table:table-cell table:style-name="Tableau4.B2" office:value-type="string">
            <text:p text:style-name="P26">Permet de tester l’opérateur plus unaire</text:p>
          </table:table-cell>
        </table:table-row>
        <table:table-row>
          <table:table-cell table:style-name="Tableau4.A2" office:value-type="string">
            <text:p text:style-name="P25">-<text:span text:style-name="T26">3</text:span></text:p>
          </table:table-cell>
          <table:table-cell table:style-name="Tableau4.B2" office:value-type="string">
            <text:p text:style-name="P26">Permet de tester l’opérateur moins unaire</text:p>
          </table:table-cell>
        </table:table-row>
        <table:table-row>
          <table:table-cell table:style-name="Tableau4.A2" office:value-type="string">
            <text:p text:style-name="P25">2+3</text:p>
          </table:table-cell>
          <table:table-cell table:style-name="Tableau4.B2" office:value-type="string">
            <text:p text:style-name="P26">Permet de tester l’opérateur plus binaire</text:p>
          </table:table-cell>
        </table:table-row>
        <table:table-row>
          <table:table-cell table:style-name="Tableau4.A2" office:value-type="string">
            <text:p text:style-name="P25">2-3</text:p>
          </table:table-cell>
          <table:table-cell table:style-name="Tableau4.B2" office:value-type="string">
            <text:p text:style-name="P26">Permet de tester l’opérateur moins binaire</text:p>
          </table:table-cell>
        </table:table-row>
        <table:table-row>
          <table:table-cell table:style-name="Tableau4.A2" office:value-type="string">
            <text:p text:style-name="P25">2/3</text:p>
          </table:table-cell>
          <table:table-cell table:style-name="Tableau4.B2" office:value-type="string">
            <text:p text:style-name="P26">Permet de tester l’opérateur division</text:p>
          </table:table-cell>
        </table:table-row>
        <table:table-row>
          <table:table-cell table:style-name="Tableau4.A2" office:value-type="string">
            <text:p text:style-name="P25">2*3</text:p>
          </table:table-cell>
          <table:table-cell table:style-name="Tableau4.B2" office:value-type="string">
            <text:p text:style-name="P26">Permet de tester l’opérateur multiplication</text:p>
          </table:table-cell>
        </table:table-row>
        <table:table-row>
          <table:table-cell table:style-name="Tableau4.A2" office:value-type="string">
            <text:p text:style-name="P25">2%3</text:p>
          </table:table-cell>
          <table:table-cell table:style-name="Tableau4.B2" office:value-type="string">
            <text:p text:style-name="P26">Permet de tester l’opérateur modulo</text:p>
          </table:table-cell>
        </table:table-row>
        <table:table-row>
          <table:table-cell table:style-name="Tableau4.A2" office:value-type="string">
            <text:p text:style-name="P25">2^3</text:p>
          </table:table-cell>
          <table:table-cell table:style-name="Tableau4.B2" office:value-type="string">
            <text:p text:style-name="P26">Permet de tester l’opérateur puissance</text:p>
          </table:table-cell>
        </table:table-row>
        <table:table-row>
          <table:table-cell table:style-name="Tableau4.A2" office:value-type="string">
            <text:p text:style-name="P25">-2+3*6/2%8^2</text:p>
          </table:table-cell>
          <table:table-cell table:style-name="Tableau4.B2" office:value-type="string">
            <text:p text:style-name="P26">Permet de tester la construction de l’arbre</text:p>
          </table:table-cell>
        </table:table-row>
        <table:table-row>
          <table:table-cell table:style-name="Tableau4.A11" table:number-columns-spanned="2" office:value-type="string">
            <text:p text:style-name="P14">Test fonctions</text:p>
          </table:table-cell>
          <table:covered-table-cell/>
        </table:table-row>
        <table:table-row>
          <table:table-cell table:style-name="Tableau4.A2" office:value-type="string">
            <text:p text:style-name="P25">test_fonction_recursive_un_arg</text:p>
          </table:table-cell>
          <table:table-cell table:style-name="Tableau4.B2" office:value-type="string">
            <text:p text:style-name="P27">Permet de tester le bon fonctionnement d’une déclaration de fonction, ici récursive avec un seul argument</text:p>
          </table:table-cell>
        </table:table-row>
        <table:table-row>
          <table:table-cell table:style-name="Tableau4.A2" office:value-type="string">
            <text:p text:style-name="P25">test_fonction_recursive_deux_arg</text:p>
          </table:table-cell>
          <table:table-cell table:style-name="Tableau4.B2" office:value-type="string">
            <text:p text:style-name="P27">Permet de tester le bon fonctionnement d’une déclaration de fonction, ici récursive avec deux arguments</text:p>
          </table:table-cell>
        </table:table-row>
        <table:table-row>
          <table:table-cell table:style-name="Tableau4.A2" office:value-type="string">
            <text:p text:style-name="P25">test_fonction_recursive_trois_arg</text:p>
          </table:table-cell>
          <table:table-cell table:style-name="Tableau4.B2" office:value-type="string">
            <text:p text:style-name="P27">Permet de tester le bon fonctionnement d’une déclaration de fonction, ici récursive avec trois arguments</text:p>
          </table:table-cell>
        </table:table-row>
        <table:table-row>
          <table:table-cell table:style-name="Tableau4.A2" office:value-type="string">
            <text:p text:style-name="P25">test_fonction_recursive_trois_arg_with_loops_and_break</text:p>
          </table:table-cell>
          <table:table-cell table:style-name="Tableau4.B2" office:value-type="string">
            <text:p text:style-name="P27">Permet de tester le bon fonctionnement d’une déclaration de fonction, ici récursive avec trois arguments, mais aussi avec des boucles et des conditions et des breaks</text:p>
          </table:table-cell>
        </table:table-row>
        <table:table-row>
          <table:table-cell table:style-name="Tableau4.A2" office:value-type="string">
            <text:p text:style-name="P25">test_portee_variables</text:p>
          </table:table-cell>
          <table:table-cell table:style-name="Tableau4.B2" office:value-type="string">
            <text:p text:style-name="P27">Permet de tester la portée des variables</text:p>
          </table:table-cell>
        </table:table-row>
        <table:table-row>
          <table:table-cell table:style-name="Tableau4.A2" office:value-type="string">
            <text:p text:style-name="P25">test_affichage_negatif</text:p>
          </table:table-cell>
          <table:table-cell table:style-name="Tableau4.B2" office:value-type="string">
            <text:p text:style-name="P27">Permet de tester l’affichage d’un nombre négatif</text:p>
          </table:table-cell>
        </table:table-row>
        <text:soft-page-break/>
        <table:table-row>
          <table:table-cell table:style-name="Tableau4.A2" office:value-type="string">
            <text:p text:style-name="P25">test_break_else</text:p>
          </table:table-cell>
          <table:table-cell table:style-name="Tableau4.B2" office:value-type="string">
            <text:p text:style-name="P27">Permet de tester la boucle for avec des conditionnelles et un break</text:p>
          </table:table-cell>
        </table:table-row>
        <table:table-row>
          <table:table-cell table:style-name="Tableau4.A2" office:value-type="string">
            <text:p text:style-name="P25">test_boucle_for</text:p>
          </table:table-cell>
          <table:table-cell table:style-name="Tableau4.B2" office:value-type="string">
            <text:p text:style-name="P27">Permet de tester la boucle for </text:p>
          </table:table-cell>
        </table:table-row>
        <table:table-row>
          <table:table-cell table:style-name="Tableau4.A2" office:value-type="string">
            <text:p text:style-name="P25">test_boucle_while</text:p>
          </table:table-cell>
          <table:table-cell table:style-name="Tableau4.B2" office:value-type="string">
            <text:p text:style-name="P27">Permet de tester la boucle while</text:p>
          </table:table-cell>
        </table:table-row>
        <table:table-row>
          <table:table-cell table:style-name="Tableau4.A2" office:value-type="string">
            <text:p text:style-name="P25">test_boucle_while_boucle_for_break</text:p>
          </table:table-cell>
          <table:table-cell table:style-name="Tableau4.B2" office:value-type="string">
            <text:p text:style-name="P27">Permet de tester la boucle while avec conditionnel et un for imbriqué et un break</text:p>
          </table:table-cell>
        </table:table-row>
        <table:table-row>
          <table:table-cell table:style-name="Tableau4.A2" office:value-type="string">
            <text:p text:style-name="P25">test_boucle_while_boucle_for_break_continue</text:p>
          </table:table-cell>
          <table:table-cell table:style-name="Tableau4.B2" office:value-type="string">
            <text:p text:style-name="P27">Permet de tester la boucle while avec conditionnel et un for imbriqué et un break et un continue</text:p>
          </table:table-cell>
        </table:table-row>
        <table:table-row>
          <table:table-cell table:style-name="Tableau4.A11" table:number-columns-spanned="2" office:value-type="string">
            <text:p text:style-name="P28">Test genCode</text:p>
          </table:table-cell>
          <table:covered-table-cell/>
        </table:table-row>
        <table:table-row>
          <table:table-cell table:style-name="Tableau4.A2" office:value-type="string">
            <text:p text:style-name="P25">test_noeud_continue</text:p>
          </table:table-cell>
          <table:table-cell table:style-name="Tableau4.B2" office:value-type="string">
            <text:p text:style-name="P29">Permet de tester la levé d’une erreur si le continue n’est pas dans une boucle</text:p>
          </table:table-cell>
        </table:table-row>
        <table:table-row>
          <table:table-cell table:style-name="Tableau4.A2" office:value-type="string">
            <text:p text:style-name="P25">test_noeud_break</text:p>
          </table:table-cell>
          <table:table-cell table:style-name="Tableau4.B2" office:value-type="string">
            <text:p text:style-name="P29">Permet de tester la levé d’une erreur si le break n’est pas dans une boucle</text:p>
          </table: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30T19:33:32.248746135</meta:creation-date>
    <dc:date>2020-01-05T19:35:57.315000000</dc:date>
    <meta:editing-duration>PT2H58M46S</meta:editing-duration>
    <meta:editing-cycles>31</meta:editing-cycles>
    <meta:generator>LibreOffice/5.4.7.2$Windows_X86_64 LibreOffice_project/c838ef25c16710f8838b1faec480ebba495259d0</meta:generator>
    <meta:document-statistic meta:table-count="4" meta:image-count="0" meta:object-count="0" meta:page-count="8" meta:paragraph-count="248" meta:word-count="1606" meta:character-count="10504" meta:non-whitespace-character-count="9119"/>
  </office:meta>
</office:document-meta>
</file>